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/>
    <style:style style:name="P4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ейчас система что делает:</text:p>
      <text:p text:style-name="Standard"/>
      <text:p text:style-name="P1">Принимает данные из полей ввода.</text:p>
      <text:p text:style-name="P2"/>
      <text:p text:style-name="P2">Прежде всего задается срок — на сколько лет считаем.</text:p>
      <text:p text:style-name="P2">Свободные средства — сумма, которая имеется и никуда не вложена. В эту же сумму будут плюсоваться зарплаты, проценты от вкладов если указано «Начисления выводятся». Из этой суммы вычитаются все расходы.</text:p>
      <text:p text:style-name="P1"/>
      <text:p text:style-name="Standard">Можно добавить несколько записей о зарплатах, депозитах и расходах — вводишь данные в поля и нажимаешь «Добавить». После этого описание принятых данных появляется ниже полей в отдельной строке. <text:span text:style-name="T1">Пока не добавишь так — внесенные данные учитываться не будут</text:span>!</text:p>
      <text:p text:style-name="Standard"/>
      <text:p text:style-name="Standard">Для зарплаты возможно учесть индексацию раз в год — если она указана, то считается что по истечение каждого года зарплата увеличивается на указанный процент.</text:p>
      <text:p text:style-name="Standard"/>
      <text:p text:style-name="Standard">В депозитах можно галочкой задать варианты: начисленные по истечении года проценты выводятся в «свободные средства» или же приплюсовываются к сумме вклада.</text:p>
      <text:p text:style-name="Standard"/>
      <text:p text:style-name="Standard">Все суммы должны быть указаны за год — зарплаты за год, расходы за год и пр.</text:p>
      <text:p text:style-name="Standard"/>
      <text:p text:style-name="P1">Расчеты</text:p>
      <text:p text:style-name="Standard"/>
      <text:p text:style-name="Standard">Когда запускаются расчеты, на каждый год создается объект, в котором лежит информация о финансовых показателях. </text:p>
      <text:p text:style-name="Standard">У каждого объекта есть номер по порядку — это номер года от начала. В объектах лежит то, что будет со счетами на конец этого года. То есть условно считаем, что в начале года №1 мы открыли счета, а в конце этого года нам начислили все проценты, мы заплатили полные суммы за все, что указано в статьях расхода, нам выплатили всю зарплату. И именно это состояние отражается в объекте.</text:p>
      <text:p text:style-name="Standard">На данный момент из каждого объекта (на каждый год) можно извлечь следующее:</text:p>
      <text:list xml:id="list5879527699207133767" text:style-name="L4">
        <text:list-item>
          <text:p text:style-name="P4">во первых — все введенные данные (по вкладам, зарплатам, расходам, срокам действия и пр).</text:p>
        </text:list-item>
      </text:list>
      <text:list xml:id="list2745585084428795933" text:style-name="L2">
        <text:list-item>
          <text:p text:style-name="P3">свободные средства — сумма начальных средств, процентов по вкладам (которые выводятся), <text:span text:style-name="T1">сами вклады после окончания их действия,</text:span><text:span text:style-name="T2"> зарплаты, и за вычетом всех расходов</text:span></text:p>
        </text:list-item>
        <text:list-item>
          <text:p text:style-name="P3"><text:span text:style-name="T2">суммарные расходы — сумму всех вычетов по расходам за год</text:span></text:p>
        </text:list-item>
        <text:list-item>
          <text:p text:style-name="P3"><text:span text:style-name="T2">суммарный доход — сумма всех зарплат, процентов (которые выводятся) и суммы вкладов, срок действия которых окончен</text:span></text:p>
        </text:list-item>
        <text:list-item>
          <text:p text:style-name="P3"><text:span text:style-name="T2">суммарный капитал — сумма свободных средств и всех вкладов</text:span></text:p>
        </text:list-item>
      </text:list>
      <text:p text:style-name="Standard"><text:span text:style-name="T2"/></text:p>
      <text:p text:style-name="P1"><text:span text:style-name="T2">Отрисовка</text:span></text:p>
      <text:p text:style-name="Standard"><text:span text:style-name="T2"/></text:p>
      <text:p text:style-name="Standard"><text:span text:style-name="T2">Прямо сейчас когда нажимаешь на «Рассчитать» строится график </text:span><text:span text:style-name="T1">суммарного капитала</text:span><text:span text:style-name="T2">.</text:span></text:p>
      <text:p text:style-name="Standard"><text:span text:style-name="T2">Конечно, можно построить и любой другой показатель, который есть в объектах.</text:span></text:p>
      <text:p text:style-name="Standard"><text:span text:style-name="T2">В принципе, можно и несколько графиков на одном поле отрисовывать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лья Смирнов</meta:initial-creator>
    <meta:creation-date>2020-01-30T21:38:01.55</meta:creation-date>
    <dc:date>2020-01-30T22:16:54.05</dc:date>
    <dc:creator>Илья Смирнов</dc:creator>
    <meta:editing-duration>PT33M48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21" meta:word-count="352" meta:character-count="2252"/>
  </office:meta>
</office:document-meta>
</file>